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4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31T16:36:45.843000000</dc:date>
    <meta:editing-duration>P1DT7H47M25S</meta:editing-duration>
    <meta:editing-cycles>137</meta:editing-cycles>
    <meta:generator>LibreOffice/4.1.0.4$Windows_x86 LibreOffice_project/89ea49ddacd9aa532507cbf852f2bb22b1ace28</meta:generator>
    <meta:document-statistic meta:object-count="434"/>
  </office:meta>
</office:document-meta>
</file>